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6.925in" table:align="margins" style:may-break-between-rows="false" style:writing-mode="lr-tb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6" style:family="paragraph" style:parent-style-name="Standard" style:list-style-name="L1"/>
    <style:style style:name="P17" style:family="paragraph" style:parent-style-name="Standard" style:list-style-name="L2"/>
    <style:style style:name="P18" style:family="paragraph" style:parent-style-name="Standard" style:list-style-name="L3"/>
    <style:style style:name="P19" style:family="paragraph" style:parent-style-name="Heading_20_1" style:master-page-name="First_20_Page">
      <style:paragraph-properties style:page-number="auto"/>
    </style:style>
    <style:style style:name="P20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22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3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style:writing-mode="lr-tb"/>
    </style:style>
    <style:style style:name="P25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997756064">
          <text:deletion>
            <office:change-info>
              <dc:creator>Bob Jacobsen</dc:creator>
              <dc:date>2010-10-10T10:46:00</dc:date>
            </office:change-info>
            <text:h text:style-name="P1" text:outline-level="1">Title</text:h>
          </text:deletion>
        </text:changed-region>
        <text:changed-region text:id="ct997756208">
          <text:insertion>
            <office:change-info>
              <dc:creator>Bob Jacobsen</dc:creator>
              <dc:date>2010-10-10T10:46:00</dc:date>
            </office:change-info>
          </text:insertion>
        </text:changed-region>
        <text:changed-region text:id="ct99776848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1632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text:id="ct997771728">
          <text:insertion>
            <office:change-info>
              <dc:creator>Bob Jacobsen</dc:creator>
              <dc:date>2010-10-10T19:35:00</dc:date>
            </office:change-info>
          </text:insertion>
        </text:changed-region>
        <text:changed-region text:id="ct99777182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21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228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256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273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302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316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345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363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390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4064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436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45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480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4976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528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5408">
          <text:insertion>
            <office:change-info>
              <dc:creator>Bob Jacobsen</dc:creator>
              <dc:date>2010-10-10T19:36:00</dc:date>
            </office:change-info>
          </text:insertion>
        </text:changed-region>
        <text:changed-region text:id="ct99777571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5856">
          <text:insertion>
            <office:change-info>
              <dc:creator>Bob Jacobsen</dc:creator>
              <dc:date>2010-10-10T19:37:00</dc:date>
            </office:change-info>
          </text:insertion>
        </text:changed-region>
        <text:changed-region text:id="ct997776160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93232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76288">
          <text:insertion>
            <office:change-info>
              <dc:creator>Bob Jacobsen</dc:creator>
              <dc:date>2010-10-10T10:49:00</dc:date>
            </office:change-info>
          </text:insertion>
        </text:changed-region>
        <text:changed-region text:id="ct997793776">
          <text:deletion>
            <office:change-info>
              <dc:creator>Bob Jacobsen</dc:creator>
              <dc:date>2010-10-10T10:49:00</dc:date>
            </office:change-info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694406838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 text:change-id="ct997756064"/><text:change-start text:change-id="ct997756208"/>Introduction<text:change-end text:change-id="ct997756208"/><text:change-start text:change-id="ct997768480"/> (Informative)</text:h>
      <text:p text:style-name="Standard">OpenLCB defines various optional protocols. If another node attempts to use a protocol that the target node doesn't implement, there are well-defined rules for how the target node will either signal an error or ignore the request.</text:p>
      <text:p text:style-name="Standard">For some uses, it's convenient to be able to tell whether a node implements a protocol before attempting to use it. <text:s/>This protocol defines a method for doing that.</text:p>
      <text:h text:style-name="Heading_20_1" text:outline-level="1">Intended Use (Informative)</text:h>
      <text:p text:style-name="Standard">This Standard defines an optional protocol. OpenLCB nodes may, but are not required to, implement it.</text:p>
      <text:h text:style-name="Heading_20_1" text:outline-level="1">References and Context (Normative)</text:h>
      <text:p text:style-name="Standard">This Standard defines message transfers that must be done via the mechanisms defined in the OpenLCB standards for message networking:</text:p>
      <text:list xml:id="list1182173265" text:style-name="L2">
        <text:list-item>
          <text:p text:style-name="P17">OpenLCB-CAN Message Network Standard</text:p>
        </text:list-item>
        <text:list-item>
          <text:p text:style-name="P17">OpenLCB-TCP Message Network Standard</text:p>
        </text:list-item>
      </text:list>
      <text:p text:style-name="Standard">For more information on format and presentation, see: </text:p>
      <text:list xml:id="list2127431255" text:style-name="L3">
        <text:list-item>
          <text:p text:style-name="P18">OpenLCB Common Information Technical Note</text:p>
        </text:list-item>
      </text:list>
      <text:h text:style-name="Heading_20_1" text:outline-level="1">Messages (Normative)</text:h>
      <text:h text:style-name="Heading_20_2" text:outline-level="2">Protocol Support Inquiry</text:h>
      <text:p text:style-name="Standard">Message Type Indicator: 0x32E4</text:p>
      <text:p text:style-name="Standard">Destination address present: Yes</text:p>
      <text:p text:style-name="Standard">Simple subset: Yes</text:p>
      <text:p text:style-name="Standard">Priority group: 1</text:p>
      <text:p text:style-name="Standard">Content: None</text:p>
      <text:p text:style-name="Standard">CAN frame format: 0x18dd,dsss 32 E4</text:p>
      <text:p text:style-name="Standard"><text:soft-page-break/></text:p>
      <text:h text:style-name="Heading_20_2" text:outline-level="2"><text:bookmark text:name="psr"/>Protocol Support Reply</text:h>
      <text:p text:style-name="Standard">Message Type Indicator: 0x32F4</text:p>
      <text:p text:style-name="Standard">Destination address present: Yes</text:p>
      <text:p text:style-name="Standard">Simple subset: Yes</text:p>
      <text:p text:style-name="Standard">Priority group: 1</text:p>
      <text:p text:style-name="Standard">Content: Six bytes containing bits identifying the OpenLCB protocols supported by the sending node; see Section 6 below for coding.</text:p>
      <text:p text:style-name="Standard">CAN frame format: 0x18dd,dsss 32 E4 vv vv vv vv vv vv</text:p>
      <text:h text:style-name="Heading_20_1" text:outline-level="1">Interactions (Normative)</text:h>
      <text:p text:style-name="Standard">Upon receipt of a Protocol Support Request message addressed to it, a node implementing this protocol shall return a Protocol Support Reply with correct values in <text:span text:style-name="T5">the</text:span> data bytes.</text:p>
      <text:h text:style-name="Heading_20_1" text:outline-level="1">Protocol Identification Values (Normative)</text:h>
      <text:p text:style-name="Standard">A 1 bit in a position indicates that the corresponding protocol is supported by the sending node. A 0 bit in a position indicates that the corresponding protocol is not supported by the sending node.</text:p>
      <text:p text:style-name="Standard"><text:change-end text:change-id="ct997768480"/>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13"><text:change-start text:change-id="ct997771632"/><text:s text:c="4"/><text:change-end text:change-id="ct997771632"/><text:change-start text:change-id="ct997771728"/>vv vv vv vv vv vv<text:change-end text:change-id="ct997771728"/></text:p>
          </table:table-cell>
          <table:table-cell table:style-name="Table2.B1" office:value-type="string">
            <text:p text:style-name="P13"><text:change-start text:change-id="ct997771824"/>Protocol<text:change-end text:change-id="ct997771824"/></text:p>
          </table:table-cell>
        </table:table-row>
        <table:table-row>
          <table:table-cell table:style-name="Table2.A2" office:value-type="string">
            <text:p text:style-name="P11"><text:change-start text:change-id="ct997772112"/>0x80 00 00 00 00 00<text:change-end text:change-id="ct997772112"/></text:p>
          </table:table-cell>
          <table:table-cell table:style-name="Table2.B2" office:value-type="string">
            <text:p text:style-name="P12"><text:change-start text:change-id="ct997772288"/>Protocol Identification Protocol<text:change-end text:change-id="ct997772288"/></text:p>
          </table:table-cell>
        </table:table-row>
        <table:table-row>
          <table:table-cell table:style-name="Table2.A2" office:value-type="string">
            <text:p text:style-name="P11"><text:change-start text:change-id="ct997772560"/>0x40 00 00 00 00 00<text:change-end text:change-id="ct997772560"/></text:p>
          </table:table-cell>
          <table:table-cell table:style-name="Table2.B2" office:value-type="string">
            <text:p text:style-name="P12"><text:change-start text:change-id="ct997772736"/>Datagram Protocol<text:change-end text:change-id="ct997772736"/></text:p>
          </table:table-cell>
        </table:table-row>
        <table:table-row>
          <table:table-cell table:style-name="Table2.A2" office:value-type="string">
            <text:p text:style-name="P11"><text:change-start text:change-id="ct997773024"/>0x20 00 00 00 00 00<text:change-end text:change-id="ct997773024"/></text:p>
          </table:table-cell>
          <table:table-cell table:style-name="Table2.B2" office:value-type="string">
            <text:p text:style-name="P12"><text:change-start text:change-id="ct997773168"/>Stream Protocol<text:change-end text:change-id="ct997773168"/></text:p>
          </table:table-cell>
        </table:table-row>
        <table:table-row>
          <table:table-cell table:style-name="Table2.A2" office:value-type="string">
            <text:p text:style-name="P11"><text:change-start text:change-id="ct997773456"/>0x10 00 00 00 00 00<text:change-end text:change-id="ct997773456"/></text:p>
          </table:table-cell>
          <table:table-cell table:style-name="Table2.B2" office:value-type="string">
            <text:p text:style-name="P12"><text:change-start text:change-id="ct997773632"/>Configuration Protocol<text:change-end text:change-id="ct997773632"/></text:p>
          </table:table-cell>
        </table:table-row>
        <table:table-row>
          <table:table-cell table:style-name="Table2.A2" office:value-type="string">
            <text:p text:style-name="P11"><text:change-start text:change-id="ct997773904"/>0x08 00 00 00 00 00<text:change-end text:change-id="ct997773904"/></text:p>
          </table:table-cell>
          <table:table-cell table:style-name="Table2.B2" office:value-type="string">
            <text:p text:style-name="P12"><text:change-start text:change-id="ct997774064"/>Reservation Protocol<text:change-end text:change-id="ct997774064"/></text:p>
          </table:table-cell>
        </table:table-row>
        <table:table-row>
          <table:table-cell table:style-name="Table2.A2" office:value-type="string">
            <text:p text:style-name="P11"><text:change-start text:change-id="ct997774368"/>0x04 00 00 00 00 00<text:change-end text:change-id="ct997774368"/></text:p>
          </table:table-cell>
          <table:table-cell table:style-name="Table2.B2" office:value-type="string">
            <text:p text:style-name="P12"><text:change-start text:change-id="ct997774512"/>Display Protocol<text:change-end text:change-id="ct997774512"/></text:p>
          </table:table-cell>
        </table:table-row>
        <table:table-row>
          <table:table-cell table:style-name="Table2.A2" office:value-type="string">
            <text:p text:style-name="P11"><text:change-start text:change-id="ct997774800"/>0x02 00 00 00 00 00<text:change-end text:change-id="ct997774800"/></text:p>
          </table:table-cell>
          <table:table-cell table:style-name="Table2.B2" office:value-type="string">
            <text:p text:style-name="P12"><text:change-start text:change-id="ct997774976"/>Identification Protocol<text:change-end text:change-id="ct997774976"/></text:p>
          </table:table-cell>
        </table:table-row>
        <table:table-row>
          <table:table-cell table:style-name="Table2.A2" office:value-type="string">
            <text:p text:style-name="P11"><text:change-start text:change-id="ct997775280"/>0x01 00 00 00 00 00<text:change-end text:change-id="ct997775280"/></text:p>
          </table:table-cell>
          <table:table-cell table:style-name="Table2.B2" office:value-type="string">
            <text:p text:style-name="P12"><text:change-start text:change-id="ct997775408"/>Teaching/Learning Configuration Protocol<text:change-end text:change-id="ct997775408"/></text:p>
          </table:table-cell>
        </table:table-row>
        <table:table-row>
          <table:table-cell table:style-name="Table2.A2" office:value-type="string">
            <text:p text:style-name="P11"><text:change-start text:change-id="ct997775712"/>0x00 80 00 00 00 00<text:change-end text:change-id="ct997775712"/></text:p>
          </table:table-cell>
          <table:table-cell table:style-name="Table2.B2" office:value-type="string">
            <text:p text:style-name="P12"><text:change-start text:change-id="ct997775856"/>Remote Button Protocol<text:change-end text:change-id="ct997775856"/></text:p>
          </table:table-cell>
        </table:table-row>
        <table:table-row>
          <table:table-cell table:style-name="Table2.A2" office:value-type="string">
            <text:p text:style-name="P12"><text:change-start text:change-id="ct997776160"/>All others<text:change-end text:change-id="ct997776160"/></text:p>
          </table:table-cell>
          <table:table-cell table:style-name="Table2.B2" office:value-type="string">
            <text:p text:style-name="P12"><text:change-start text:change-id="ct997793232"/>Reserved. Shall be sent as 0 and ignored upon receipt.<text:change-end text:change-id="ct997793232"/></text:p>
          </table:table-cell>
        </table:table-row>
      </table:table>
      <text:p text:style-name="Standard"><text:change-start text:change-id="ct997776288"/></text:p>
      <text:p text:style-name="Standard"/>
      <text:p text:style-name="Standard"><text:change-end text:change-id="ct997776288"/><text:change text:change-id="ct997793776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4"><text:s/>1 Introduction (Informative)<text:tab/>1</text:p>
          <text:p text:style-name="P14"><text:s/>2 Intended Use (Informative)<text:tab/>1</text:p>
          <text:p text:style-name="P14"><text:s/>3 References and Context (Normative)<text:tab/>1</text:p>
          <text:p text:style-name="P14"><text:s/>4 Messages (Normative)<text:tab/>1</text:p>
          <text:p text:style-name="P15"><text:s/>4.1 Protocol Support Inquiry<text:tab/>1</text:p>
          <text:p text:style-name="P15"><text:s/>4.2 Protocol Support Reply<text:tab/>2</text:p>
          <text:p text:style-name="P14"><text:s/>5 Interactions (Normative)<text:tab/>2</text:p>
          <text:p text:style-name="P14"><text:s/>6 Protocol Identification Values (Normative)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Header">
      <style:text-properties fo:language="zxx" fo:country="none" style:language-asian="zxx" style:country-asian="none"/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10pt" style:font-size-asian="10pt" style:font-size-complex="10pt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997941264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997941408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  <text:changed-region text:id="ct997941504">
            <text:insertion>
              <office:change-info>
                <dc:creator>Bob Jacobsen</dc:creator>
                <dc:date>2010-10-10T10:47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6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997941264"/><text:change-start text:change-id="ct997941408"/>OpenLCB <text:change-end text:change-id="ct997941408"/><text:change-start text:change-id="ct997941504"/>Protocol Identification Protocol Standard<text:change-end text:change-id="ct997941504"/></text:p>
      </style:header>
      <style:footer>
        <text:tracked-changes>
          <text:changed-region text:id="ct99793548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2">Title</text:span></text:p>
            </text:deletion>
          </text:changed-region>
          <text:changed-region text:id="ct997943872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997943968">
            <text:deletion>
              <office:change-info>
                <dc:creator>Bob Jacobsen</dc:creator>
                <dc:date>2010-10-08T17:23:00</dc:date>
              </office:change-info>
              <text:p text:style-name="MP4"><text:span text:style-name="MT3"><text:tab/></text:span></text:p>
            </text:deletion>
          </text:changed-region>
        </text:tracked-changes>
        <text:p text:style-name="MP4"><text:change text:change-id="ct997935488"/><text:change-start text:change-id="ct997943872"/><text:span text:style-name="MT2">Copyright 2010, by J. Day, D. Harris, B. Jacobsen, and A. Shepherd</text:span><text:change-end text:change-id="ct997943872"/><text:change text:change-id="ct997943968"/><text:span text:style-name="MT3"><text:tab/>Page </text:span><text:span text:style-name="Page_20_Number"><text:span text:style-name="MT3"><text:page-number text:select-page="current">1</text:page-number></text:span></text:span><text:span text:style-name="Page_20_Number"><text:span text:style-name="MT3"> of </text:span></text:span><text:span text:style-name="Page_20_Number"><text:span text:style-name="MT3"><text:page-count style:num-format="1">3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4T08:41:54">10/14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968579504">
            <text:deletion>
              <office:change-info>
                <dc:creator>Bob Jacobsen</dc:creator>
                <dc:date>2010-10-07T21:46:00</dc:date>
              </office:change-info>
              <text:p text:style-name="MP7"><text:span text:style-name="MT4">NMRA TECHNICAL NOTES</text:span></text:p>
            </text:deletion>
          </text:changed-region>
          <text:changed-region text:id="ct812406144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812407856">
            <text:insertion>
              <office:change-info>
                <dc:creator>Bob Jacobsen</dc:creator>
                <dc:date>2010-10-10T10:52:00</dc:date>
              </office:change-info>
            </text:insertion>
          </text:changed-region>
          <text:changed-region text:id="ct812408640">
            <text:deletion>
              <office:change-info>
                <dc:creator>Bob Jacobsen</dc:creator>
                <dc:date>2010-10-10T10:46:00</dc:date>
              </office:change-info>
              <text:p text:style-name="MP7">(title)</text:p>
            </text:deletion>
          </text:changed-region>
          <text:changed-region text:id="ct812409424">
            <text:insertion>
              <office:change-info>
                <dc:creator>Bob Jacobsen</dc:creator>
                <dc:date>2010-10-10T10:46:00</dc:date>
              </office:change-info>
            </text:insertion>
          </text:changed-region>
          <text:changed-region text:id="ct812410208">
            <text:deletion>
              <office:change-info>
                <dc:creator>Bob Jacobsen</dc:creator>
                <dc:date>2010-10-08T17:19:00</dc:date>
              </office:change-info>
              <text:p text:style-name="MP7">(date)</text:p>
            </text:deletion>
          </text:changed-region>
          <text:changed-region text:id="ct1079449120">
            <text:insertion>
              <office:change-info>
                <dc:creator>Bob Jacobsen</dc:creator>
                <dc:date>2010-10-14T08:41:00</dc:date>
              </office:change-info>
            </text:insertion>
          </text:changed-region>
          <text:changed-region text:id="ct812200464">
            <text:deletion>
              <office:change-info>
                <dc:creator>Bob Jacobsen</dc:creator>
                <dc:date>2010-10-07T21:47:00</dc:date>
              </office:change-info>
              <text:p text:style-name="MP7">(number)</text:p>
            </text:deletion>
          </text:changed-region>
          <text:changed-region text:id="ct968240944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5"><draw:custom-shape text:anchor-type="char" draw:z-index="0" draw:name="PowerPlusWaterMarkObject1" draw:style-name="Mgr1" draw:text-style-name="MP3" svg:width="6.5461in" svg:height="2.6185in" draw:transform="skewX (-6.73624118882306E-017) rotate (0.7853981633973) translate (0.00972222222222222in 5.21134076990376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6"><draw:frame draw:style-name="Mfr1" draw:name="graphics1" text:anchor-type="paragraph" svg:width="2.798in" svg:height="0.9909in" draw:z-index="3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968579504"/><text:change-start text:change-id="ct812406144"/>OpenLCB <text:change-end text:change-id="ct812406144"/><text:change-start text:change-id="ct812407856"/>Standard<text:change-end text:change-id="ct81240785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6"/>
            </table:table-cell>
            <table:table-cell table:style-name="Table1.C1" table:number-columns-spanned="2" office:value-type="string">
              <text:p text:style-name="MP7"><text:change text:change-id="ct812408640"/><text:change-start text:change-id="ct812409424"/>Protocol Identification Protocol<text:change-end text:change-id="ct812409424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6"/>
            </table:table-cell>
            <table:table-cell table:style-name="Table1.C3" office:value-type="string">
              <text:p text:style-name="MP7"><text:change text:change-id="ct812410208"/><text:change-start text:change-id="ct1079449120"/><text:date style:data-style-name="N75" text:date-value="2010-10-14T08:41:54">Oct 14, 2010</text:date><text:change-end text:change-id="ct1079449120"/></text:p>
            </table:table-cell>
            <table:table-cell table:style-name="Table1.C1" office:value-type="string">
              <text:p text:style-name="MP7"><text:change text:change-id="ct812200464"/><text:change-start text:change-id="ct968240944"/>Preliminary<text:change-end text:change-id="ct968240944"/></text:p>
            </table:table-cell>
          </table:table-row>
        </table:table>
        <text:p text:style-name="Header"/>
      </style:header>
      <style:footer>
        <text:tracked-changes>
          <text:changed-region text:id="ct997486400">
            <text:deletion>
              <office:change-info>
                <dc:creator>Bob Jacobsen</dc:creator>
                <dc:date>2010-10-07T21:47:00</dc:date>
              </office:change-info>
              <text:p text:style-name="MP8"><text:span text:style-name="MT5">90</text:span></text:p>
            </text:deletion>
          </text:changed-region>
          <text:changed-region text:id="ct997938432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997948240">
            <text:deletion>
              <office:change-info>
                <dc:creator>Bob Jacobsen</dc:creator>
                <dc:date>2010-10-08T17:21:00</dc:date>
              </office:change-info>
              <text:p text:style-name="MP8"><text:span text:style-name="MT5">A. Robinson, </text:span></text:p>
            </text:deletion>
          </text:changed-region>
        </text:tracked-changes>
        <text:p text:style-name="MP8"><text:span text:style-name="MT5">Copyright 20</text:span><text:change text:change-id="ct997486400"/><text:change-start text:change-id="ct997938432"/><text:span text:style-name="MT5">10</text:span><text:change-end text:change-id="ct997938432"/><text:span text:style-name="MT5">, by J. Day, D. Harris, B. Jacobsen, </text:span><text:change text:change-id="ct997948240"/><text:span text:style-name="MT5">and A. Shepherd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3</text:page-count></text:span></text:span><text:span text:style-name="Page_20_Number"><text:span text:style-name="MT6"> - </text:span></text:span><text:span text:style-name="Page_20_Number"><text:span text:style-name="MT6"><text:date style:data-style-name="N116" text:date-value="2010-10-14T08:41:54">10/14/2010</text:date>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Protocol Identification Protocol Standard</dc:title>
    <meta:initial-creator>Alex Shepherd</meta:initial-creator>
    <meta:creation-date>2009-01-22T07:11:27</meta:creation-date>
    <meta:editing-cycles>91</meta:editing-cycles>
    <meta:editing-duration>PT13H12M12S</meta:editing-duration>
    <meta:generator>OpenOffice.org/3.2$Unix OpenOffice.org_project/320m18$Build-9502</meta:generator>
    <dc:date>2010-10-14T08:41:54</dc:date>
    <dc:creator>Bob Jacobsen</dc:creator>
    <meta:keyword>OpenLCB Protocol Identification</meta:keyword>
    <meta:document-statistic meta:table-count="2" meta:image-count="1" meta:object-count="0" meta:page-count="3" meta:paragraph-count="85" meta:word-count="597" meta:character-count="3717"/>
    <meta:user-defined meta:name="Info 1"/>
    <meta:user-defined meta:name="Info 2"/>
    <meta:user-defined meta:name="Info 3"/>
    <meta:user-defined meta:name="Info 4"/>
  </office:meta>
</office:document-meta>
</file>